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Helvetica, sans-serif"/>
    <style:font-face style:name="Splunk Platform Mono" svg:font-family="'Splunk Platform Mono', Inconsolata, Consolas, 'Droid Sans Mono', Monaco, 'Courier New', Courier, monospac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199812" officeooo:paragraph-rsid="00199812"/>
    </style:style>
    <style:style style:name="P2" style:family="paragraph" style:parent-style-name="Standard">
      <style:text-properties officeooo:rsid="00199812" officeooo:paragraph-rsid="001cff9b"/>
    </style:style>
    <style:style style:name="P3" style:family="paragraph" style:parent-style-name="Standard">
      <style:text-properties officeooo:rsid="0019f99e" officeooo:paragraph-rsid="0019f99e"/>
    </style:style>
    <style:style style:name="P4" style:family="paragraph" style:parent-style-name="Standard">
      <style:text-properties officeooo:rsid="0019f99e" officeooo:paragraph-rsid="0019f99e"/>
    </style:style>
    <style:style style:name="P5" style:family="paragraph" style:parent-style-name="Standard">
      <style:text-properties officeooo:rsid="0019f99e" officeooo:paragraph-rsid="0023a654"/>
    </style:style>
    <style:style style:name="P6" style:family="paragraph" style:parent-style-name="Standard">
      <style:text-properties officeooo:rsid="0019f99e" officeooo:paragraph-rsid="002711aa"/>
    </style:style>
    <style:style style:name="P7" style:family="paragraph" style:parent-style-name="Standard">
      <style:text-properties officeooo:rsid="0023a654" officeooo:paragraph-rsid="0023a654"/>
    </style:style>
    <style:style style:name="P8" style:family="paragraph" style:parent-style-name="Standard">
      <style:paragraph-properties fo:break-before="page"/>
      <style:text-properties officeooo:rsid="0023a654" officeooo:paragraph-rsid="0023a654"/>
    </style:style>
    <style:style style:name="P9" style:family="paragraph" style:parent-style-name="Standard">
      <style:text-properties officeooo:paragraph-rsid="0023a654"/>
    </style:style>
    <style:style style:name="P10" style:family="paragraph" style:parent-style-name="Standard">
      <style:text-properties officeooo:rsid="00243872" officeooo:paragraph-rsid="00243872"/>
    </style:style>
    <style:style style:name="P11" style:family="paragraph" style:parent-style-name="Standard">
      <style:text-properties officeooo:paragraph-rsid="00243872"/>
    </style:style>
    <style:style style:name="P12" style:family="paragraph" style:parent-style-name="Standard">
      <style:text-properties officeooo:rsid="0024cc92" officeooo:paragraph-rsid="0024cc92"/>
    </style:style>
    <style:style style:name="P13" style:family="paragraph" style:parent-style-name="Standard">
      <style:paragraph-properties fo:break-before="page"/>
      <style:text-properties officeooo:rsid="002711aa" officeooo:paragraph-rsid="002711aa"/>
    </style:style>
    <style:style style:name="P14" style:family="paragraph" style:parent-style-name="Standard">
      <style:text-properties officeooo:rsid="002711aa" officeooo:paragraph-rsid="002711aa"/>
    </style:style>
    <style:style style:name="P15" style:family="paragraph" style:parent-style-name="Standard">
      <style:text-properties officeooo:paragraph-rsid="002711aa"/>
    </style:style>
    <style:style style:name="P16" style:family="paragraph" style:parent-style-name="Standard">
      <style:text-properties officeooo:rsid="0027572e" officeooo:paragraph-rsid="0027572e"/>
    </style:style>
    <style:style style:name="P17" style:family="paragraph" style:parent-style-name="Standard">
      <style:paragraph-properties fo:break-before="page"/>
      <style:text-properties officeooo:rsid="002aceaf" officeooo:paragraph-rsid="002aceaf"/>
    </style:style>
    <style:style style:name="P18" style:family="paragraph" style:parent-style-name="Standard">
      <style:text-properties officeooo:rsid="002aceaf" officeooo:paragraph-rsid="002aceaf"/>
    </style:style>
    <style:style style:name="P19" style:family="paragraph" style:parent-style-name="Standard">
      <style:text-properties officeooo:rsid="002c0163" officeooo:paragraph-rsid="002c0163"/>
    </style:style>
    <style:style style:name="P20" style:family="paragraph" style:parent-style-name="Standard">
      <style:text-properties officeooo:rsid="002f2cb5" officeooo:paragraph-rsid="002f2cb5"/>
    </style:style>
    <style:style style:name="P21" style:family="paragraph" style:parent-style-name="Standard">
      <style:text-properties officeooo:rsid="00322a0b" officeooo:paragraph-rsid="00322a0b"/>
    </style:style>
    <style:style style:name="P22" style:family="paragraph" style:parent-style-name="Standard">
      <style:paragraph-properties fo:break-before="page"/>
      <style:text-properties officeooo:rsid="00322a0b" officeooo:paragraph-rsid="00322a0b"/>
    </style:style>
    <style:style style:name="P23" style:family="paragraph" style:parent-style-name="Standard">
      <style:text-properties officeooo:rsid="0034228c" officeooo:paragraph-rsid="0034228c"/>
    </style:style>
    <style:style style:name="P24" style:family="paragraph" style:parent-style-name="Standard">
      <style:text-properties officeooo:rsid="00374841" officeooo:paragraph-rsid="00374841"/>
    </style:style>
    <style:style style:name="P25" style:family="paragraph" style:parent-style-name="Standard">
      <style:text-properties officeooo:rsid="0037d0db" officeooo:paragraph-rsid="0037d0db"/>
    </style:style>
    <style:style style:name="P26" style:family="paragraph" style:parent-style-name="Standard">
      <style:text-properties officeooo:rsid="003856ac" officeooo:paragraph-rsid="003856ac"/>
    </style:style>
    <style:style style:name="P27" style:family="paragraph" style:parent-style-name="Standard">
      <style:text-properties officeooo:paragraph-rsid="003856ac"/>
    </style:style>
    <style:style style:name="P28" style:family="paragraph" style:parent-style-name="Standard">
      <style:text-properties officeooo:rsid="0039f213" officeooo:paragraph-rsid="0039f213"/>
    </style:style>
    <style:style style:name="P29" style:family="paragraph" style:parent-style-name="Standard">
      <style:text-properties officeooo:rsid="0039f213" officeooo:paragraph-rsid="003b7ef4"/>
    </style:style>
    <style:style style:name="P30" style:family="paragraph" style:parent-style-name="Standard">
      <style:text-properties officeooo:rsid="003b7ef4" officeooo:paragraph-rsid="003b7ef4"/>
    </style:style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 style:list-style-name="L8"/>
    <style:style style:name="P35" style:family="paragraph" style:parent-style-name="Text_20_body" style:list-style-name="L9"/>
    <style:style style:name="P36" style:family="paragraph" style:parent-style-name="Text_20_body" style:list-style-name="L10"/>
    <style:style style:name="T1" style:family="text">
      <style:text-properties officeooo:rsid="0023a654"/>
    </style:style>
    <style:style style:name="T2" style:family="text">
      <style:text-properties officeooo:rsid="00243872"/>
    </style:style>
    <style:style style:name="T3" style:family="text">
      <style:text-properties officeooo:rsid="0024cc92"/>
    </style:style>
    <style:style style:name="T4" style:family="text">
      <style:text-properties officeooo:rsid="002711aa"/>
    </style:style>
    <style:style style:name="T5" style:family="text">
      <style:text-properties fo:font-variant="normal" fo:text-transform="none" fo:color="#333333" loext:opacity="100%" style:font-name="Source Sans Pro" fo:font-size="13.5pt" fo:letter-spacing="normal" fo:font-style="normal" fo:font-weight="normal"/>
    </style:style>
    <style:style style:name="T6" style:family="text">
      <style:text-properties officeooo:rsid="00292126"/>
    </style:style>
    <style:style style:name="T7" style:family="text">
      <style:text-properties officeooo:rsid="003856ac"/>
    </style:style>
    <style:style style:name="T8" style:family="text">
      <style:text-properties officeooo:rsid="003afab4"/>
    </style:style>
    <style:style style:name="T9" style:family="text">
      <style:text-properties officeooo:rsid="0026e0b0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0 methods and answers</text:p>
      <text:p text:style-name="P1"/>
      <text:p text:style-name="P1">1. You're tasked to find the IAM (Identity &amp; Access Management) users that accessed an AWS service in Frothly's AWS environment.</text:p>
      <text:p text:style-name="P1"/>
      <text:p text:style-name="P3">Answer: bstoll,btun,splunk_access,web_admin</text:p>
      <text:p text:style-name="P1"/>
      <text:p text:style-name="P1">Method</text:p>
      <text:p text:style-name="P1"/>
      <text:p text:style-name="P1">Searches – Use meta searches to speed up lookups on splunk</text:p>
      <text:p text:style-name="P1">| metadata type=sourcetypes index=botsv3</text:p>
      <text:p text:style-name="P2">| stats values(sourcetype)</text:p>
      <text:p text:style-name="P1"/>
      <text:p text:style-name="P1">this search shows us all the different sourcetypes in the spunk allowing us to clearly see whats happening</text:p>
      <text:p text:style-name="P1"/>
      <text:p text:style-name="P1">because the question is about AWS service we narrow our search to</text:p>
      <text:p text:style-name="P2">index=botsv3 sourcetype=aws:cloudtrail | fields user* | head 10000 | search "userIdentity.type"=IAMUser</text:p>
      <text:p text:style-name="P1"/>
      <text:p text:style-name="P1">clicking through the interesting fields we find user_type with the value IAMUser</text:p>
      <text:p text:style-name="P1"/>
      <text:p text:style-name="P1">then we can search for:</text:p>
      <text:p text:style-name="P2">index=botsv3 sourcetype=aws:cloudtrail "userIdentity.type"=IAMUser</text:p>
      <text:p text:style-name="P3">Then scroll down to userIdentity.userName field which shows us the userName Values</text:p>
      <text:p text:style-name="P3"/>
      <text:p text:style-name="P3">to get the correct format search:</text:p>
      <text:p text:style-name="P3">index=botsv3 sourcetype=aws:cloudtrail "userIdentity.type"=IAMUser | stats count by userIdentity.userName</text:p>
      <text:p text:style-name="P3"/>
      <text:p text:style-name="P3"/>
      <text:p text:style-name="P3">Video time mark = 10.11</text:p>
      <text:p text:style-name="P3"/>
      <text:p text:style-name="P7"/>
      <text:p text:style-name="P8">Q2 What field would you use to alert that AWS API activity has occurred without MFA</text:p>
      <text:p text:style-name="P7">(multi-factor authentication)? Answer guidance: Provide the full JSON path.</text:p>
      <text:p text:style-name="P7">(Example: iceCream.flavors.traditional)</text:p>
      <text:p text:style-name="P7"/>
      <text:p text:style-name="P9"><text:span text:style-name="T1">Answer: </text:span>userIdentity.sessionContext.attributes.mfaAuthenticated</text:p>
      <text:p text:style-name="P9"/>
      <text:p text:style-name="P7">Method</text:p>
      <text:p text:style-name="P7"/>
      <text:p text:style-name="P10">using the spl search is used index=botsv3 sourcetype=aws:cloudtrail NOT eventName=ConsoleLogin<text:line-break/><text:line-break/><text:span text:style-name="T3">I then </text:span></text:p>
      <text:p text:style-name="P10"/>
      <text:p text:style-name="P11"><text:span text:style-name="T2">then clicking on all fields and futher seaching more mfa we come across the field: </text:span>userIdentity.sessionContext.attributes.mfaAuthenticated<text:line-break/><text:line-break/><text:span text:style-name="T2">using the search index=botsv3 sourcetype=aws:cloudtrail *mfa* NOT eventName=ConsoleLogin "userIdentity.sessionContext.attributes.mfaAuthenticated"="*"</text:span></text:p>
      <text:p text:style-name="P11"/>
      <text:p text:style-name="P10">gives us more information <text:line-break/><text:line-break/>to confmirm the field we can search for:<text:line-break/>index=botsv3 sourcetype=aws:cloudtrail (additionalEventData.MFAUsed=* OR userIdentity.sessionContext.attributes.mfaAuthenticated=*)</text:p>
      <text:p text:style-name="P10">| stats values(additionalEventData.MFAUsed) as MFAUsed values(userIdentity.sessionContext.attributes.mfaAuthenticated) as mfaAuthenticated by eventType</text:p>
      <text:p text:style-name="P10"/>
      <text:p text:style-name="P12">and then created a dashboard to monitor them</text:p>
      <text:p text:style-name="P9"/>
      <text:p text:style-name="P5">Video time mark = 1<text:span text:style-name="T2">9.08</text:span></text:p>
      <text:p text:style-name="P5"/>
      <text:p text:style-name="P13">Q3 What is the processor number used on the web servers? Answer guidance: Include</text:p>
      <text:p text:style-name="P14">any special characters/punctuation. (Example: The processor number for Intel Core</text:p>
      <text:p text:style-name="P14">i7-8650U is i7-8650U.)</text:p>
      <text:p text:style-name="P14"/>
      <text:p text:style-name="P15"><text:span text:style-name="T4">Answer: </text:span><text:span text:style-name="T5">E5-2676</text:span></text:p>
      <text:p text:style-name="P14"/>
      <text:p text:style-name="P16">Method</text:p>
      <text:p text:style-name="P16"/>
      <text:p text:style-name="P16">used only one search to reveal the hardware used</text:p>
      <text:p text:style-name="P14">index=botsv3 sourcetype="hardware"</text:p>
      <text:p text:style-name="P14"/>
      <text:p text:style-name="P14"/>
      <text:p text:style-name="P6">Video time mark = <text:span text:style-name="T6">22.13</text:span></text:p>
      <text:p text:style-name="P6"/>
      <text:p text:style-name="P17">Q4 Bud accidentally makes an S3 bucket publicly accessible. What is the event ID of the API call that enabled public access? Answer guidance: Include any special characters/punctuation.</text:p>
      <text:p text:style-name="P18"/>
      <text:p text:style-name="P19">Answer ab45689d-69cd-41e7-8705-5350402cf7ac</text:p>
      <text:p text:style-name="P19"/>
      <text:p text:style-name="P19">Method</text:p>
      <text:p text:style-name="P19"/>
      <text:p text:style-name="P20">searched index=botsv3 sourcetype="aws:cloudtrail" *bucket*</text:p>
      <text:p text:style-name="P20">| stats values(eventName)</text:p>
      <text:p text:style-name="P20"/>
      <text:p text:style-name="P20">to reveal the eventNames that had bucket </text:p>
      <text:p text:style-name="P20"/>
      <text:p text:style-name="P20">then searched for <text:line-break/>index=botsv3 sourcetype="aws:cloudtrail" eventName=PutBucketAcL</text:p>
      <text:p text:style-name="P20"/>
      <text:p text:style-name="P20">this showed the events that had the acl changed also showing the bed stoll did the change</text:p>
      <text:p text:style-name="P20"/>
      <text:p text:style-name="P20">us the search index=botsv3 sourcetype=aws:cloudtrail eventName=PutBucketAcl</text:p>
      <text:p text:style-name="P20">| table _time userIdentity.userName eventID requestParameters.bucketName</text:p>
      <text:p text:style-name="P20"/>
      <text:p text:style-name="P20">shows it in table format easily showing which one happen first </text:p>
      <text:p text:style-name="P20"/>
      <text:p text:style-name="P20">then created a dashboard to monitor any more charges </text:p>
      <text:p text:style-name="P19"/>
      <text:p text:style-name="P19">Video Timestamp 25.59</text:p>
      <text:p text:style-name="P21"/>
      <text:p text:style-name="P21"/>
      <text:p text:style-name="P22">Q5 Whats is buds username </text:p>
      <text:p text:style-name="P21"/>
      <text:p text:style-name="P21">Answer – bstoll</text:p>
      <text:p text:style-name="P21"/>
      <text:p text:style-name="P23">Method:</text:p>
      <text:p text:style-name="P23"/>
      <text:p text:style-name="P23">using the evidence from Q4 we can use the eventID to extract the userName and userIdenity from the edent as we know bud was the actor of the eventID</text:p>
      <text:p text:style-name="P23"/>
      <text:p text:style-name="P21">index=botsv3 sourcetype=aws:cloudtrail eventID=ab45689d-69cd-41e7-8705-5350402cf7ac</text:p>
      <text:p text:style-name="P21">| table _time userIdentity.userName userIdentity.arn eventName eventID</text:p>
      <text:p text:style-name="P21"/>
      <text:p text:style-name="P21"/>
      <text:p text:style-name="P22">Q6 What is the name of the S3 bucket that was made publicly accessible?</text:p>
      <text:p text:style-name="P21"/>
      <text:p text:style-name="P21">Answer - frothlywebcode</text:p>
      <text:p text:style-name="P21"/>
      <text:p text:style-name="P23">Method:</text:p>
      <text:p text:style-name="P23"/>
      <text:p text:style-name="P23">Becasue we know the eventID we can use the same method in Q5 and extact the data from it and put it into a table using <text:line-break/>index=botsv3 sourcetype=aws:cloudtrail eventID=ab45689d-69cd-41e7-8705-5350402cf7ac</text:p>
      <text:p text:style-name="P23">| table _time eventName eventID requestParameters.bucketName userIdentity.userName<text:line-break/><text:line-break/>futhermore to comfirm its riht we use index=botsv3 sourcetype="aws:cloudtrail" eventName=PutBucketAcL<text:line-break/><text:line-break/>and show the raw JSON text to confirm the bucketname </text:p>
      <text:p text:style-name="P22">Q7 What is the name of the text file that was successfully uploaded into the S3 bucket</text:p>
      <text:p text:style-name="P21">while it was publicly accessible?</text:p>
      <text:p text:style-name="P21"/>
      <text:p text:style-name="P24">Answer – OPEN_BUCKET_PLEASE_FIX.txt</text:p>
      <text:p text:style-name="P24"/>
      <text:p text:style-name="P24">Method </text:p>
      <text:p text:style-name="P24"/>
      <text:p text:style-name="P24">Search using index=botsv3 sourcetype="aws:s3:accesslogs" frothlywebcode "*.txt" as its in the accesses logs, we know the bucket frothlywebcode and we knowwere looking for a txt file </text:p>
      <text:p text:style-name="P24"/>
      <text:p text:style-name="P24"/>
      <text:p text:style-name="P22">Q8 What keywords can you start your search with to help identify what data sources</text:p>
      <text:p text:style-name="P21">can help you with this?</text:p>
      <text:p text:style-name="P21">One of the fields within this source type clearly has the answer, but which is it?</text:p>
      <text:p text:style-name="P21">Perhaps expanding upon your search to count on the operating systems and hosts</text:p>
      <text:p text:style-name="P21">will be helpful.</text:p>
      <text:p text:style-name="P21">What is the FQDN of the endpoint that is running a different Windows operating</text:p>
      <text:p text:style-name="P21">system edition than the others?</text:p>
      <text:p text:style-name="P21"/>
      <text:p text:style-name="P30">Answer - <text:span text:style-name="T9">BSTOLL-L.froth.ly</text:span></text:p>
      <text:p text:style-name="P21"/>
      <text:p text:style-name="P25">Method <text:line-break/></text:p>
      <text:p text:style-name="P27"><text:span text:style-name="T7">Key words include:<text:line-break/></text:span><text:span text:style-name="Source_20_Text">Windows</text:span></text:p>
      <text:list text:style-name="L5">
        <text:list-item>
          <text:p text:style-name="P31"><text:span text:style-name="Source_20_Text">operating system</text:span></text:p>
        </text:list-item>
      </text:list>
      <text:list text:style-name="L6">
        <text:list-item>
          <text:p text:style-name="P32"><text:span text:style-name="Source_20_Text">OS</text:span></text:p>
        </text:list-item>
      </text:list>
      <text:list text:style-name="L7">
        <text:list-item>
          <text:p text:style-name="P33"><text:span text:style-name="Source_20_Text">edition</text:span></text:p>
        </text:list-item>
      </text:list>
      <text:list text:style-name="L8">
        <text:list-item>
          <text:p text:style-name="P34"><text:span text:style-name="Source_20_Text">Enterprise</text:span></text:p>
        </text:list-item>
      </text:list>
      <text:list text:style-name="L9">
        <text:list-item>
          <text:p text:style-name="P35"><text:span text:style-name="Source_20_Text">Pro</text:span></text:p>
        </text:list-item>
      </text:list>
      <text:list text:style-name="L10">
        <text:list-item>
          <text:p text:style-name="P36"><text:span text:style-name="Source_20_Text">winhostmon</text:span></text:p>
        </text:list-item>
      </text:list>
      <text:p text:style-name="P26"><text:line-break/>so using these keywords I searched using the soursetype:<text:line-break/>index=botsv3 sourcetype=winhostmon</text:p>
      <text:p text:style-name="P26"/>
      <text:p text:style-name="P28">in the intresting fields we see a source thats called operatingsystem</text:p>
      <text:p text:style-name="P26"/>
      <text:p text:style-name="P28">so we refine our search down to index=botsv3 sourcetype=winhostmon source=operatingsystem<text:line-break/><text:line-break/>and aging in the intrseting fields we see an FIELD called OS and host<text:line-break/><text:line-break/>then we make the nice search using <text:line-break/>index=botsv3 sourcetype=winhostmon</text:p>
      <text:p text:style-name="P28">| dedup OS, host</text:p>
      <text:p text:style-name="P28">| table OS, host<text:line-break/><text:line-break/>to reveal the Different OS on the host machine <text:line-break/><text:line-break/>next is to serarch for the FQDN endpoints which are domians hosts what would end with something.something so we search on the meta level for <text:line-break/>| metadata type=hosts index=botsv3</text:p>
      <text:p text:style-name="P28">| search host="*.*" </text:p>
      <text:p text:style-name="P28"/>
      <text:p text:style-name="P28">this revels multiple different hosts <text:span text:style-name="T8">combining BSTOLL-l with .froth.ly and sewarching for index=botsv3 BSTOLL-L.froth.ly<text:line-break/><text:line-break/>reveals the ComputerName=BSTOLL-L.froth.ly which is our endpoint name.</text:span></text:p>
      <text:p text:style-name="P28"/>
      <text:p text:style-name="P29">index="botsv3" ComputerName host="BSTOLL-L"</text:p>
      <text:p text:style-name="P29"><text:soft-page-break/><text:line-break/>08/20/2018 03:17:58 AM</text:p>
      <text:p text:style-name="P29">LogName=Security</text:p>
      <text:p text:style-name="P29">SourceName=Microsoft Windows security auditing.</text:p>
      <text:p text:style-name="P29">EventCode=4689</text:p>
      <text:p text:style-name="P29">EventType=0</text:p>
      <text:p text:style-name="P29">Type=Information</text:p>
      <text:p text:style-name="P29">ComputerName=BSTOLL-L.froth.ly</text:p>
      <text:p text:style-name="P29">TaskCategory=Process Termination</text:p>
      <text:p text:style-name="P29">OpCode=Info</text:p>
      <text:p text:style-name="P29">RecordNumber=989884</text:p>
      <text:p text:style-name="P29">Keywords=Audit Success</text:p>
      <text:p text:style-name="P29">Message=A process has exited.</text:p>
      <text:p text:style-name="P29"/>
      <text:p text:style-name="P29">Subject:</text:p>
      <text:p text:style-name="P29"><text:tab/>Security ID:<text:tab/><text:tab/>AzureAD\BudStoll</text:p>
      <text:p text:style-name="P29"><text:tab/>Account Name:<text:tab/><text:tab/>BudStoll</text:p>
      <text:p text:style-name="P29"><text:tab/>Account Domain:<text:tab/><text:tab/>AzureAD</text:p>
      <text:p text:style-name="P29"><text:tab/>Logon ID:<text:tab/><text:tab/>0x4B339</text:p>
      <text:p text:style-name="P29"/>
      <text:p text:style-name="P29">Process Information:</text:p>
      <text:p text:style-name="P29"><text:tab/>Process ID:<text:tab/>0x13a8</text:p>
      <text:p text:style-name="P29"><text:tab/>Process Name:<text:tab/>C:\Windows\System32\RuntimeBroker.exe</text:p>
      <text:p text:style-name="P29"><text:tab/>Exit Status:<text:tab/>0x0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Helvetica, sans-serif"/>
    <style:font-face style:name="Splunk Platform Mono" svg:font-family="'Splunk Platform Mono', Inconsolata, Consolas, 'Droid Sans Mono', Monaco, 'Courier New', Courier, monospac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1:44:43.189183800</meta:creation-date>
    <dc:date>2026-01-04T19:37:21.594045477</dc:date>
    <meta:editing-duration>PT22H35M48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9" meta:paragraph-count="110" meta:word-count="831" meta:character-count="6343" meta:non-whitespace-character-count="5584"/>
  </office:meta>
</office:document-meta>
</file>